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B71000009E8E055979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Keep Calm" svg:font-family="'Keep Ca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Keep Calm" fo:font-size="60pt" officeooo:rsid="0018589d" officeooo:paragraph-rsid="0018589d" style:font-size-asian="60pt" style:font-size-complex="6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bot timide</text:p>
      <text:p text:style-name="P1"><draw:frame draw:style-name="fr1" draw:name="Image1" text:anchor-type="paragraph" svg:x="0mm" svg:y="19.49mm" svg:width="170mm" svg:height="147.18mm" draw:z-index="0"><draw:image xlink:href="Pictures/1000020100000B71000009E8E055979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Keep Calm" svg:font-family="'Keep Ca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4T16:36:16.136219000</meta:creation-date>
    <meta:print-date>2015-07-15T17:15:54.505993000</meta:print-date>
    <dc:date>2015-07-15T17:16:16.544731000</dc:date>
    <meta:editing-duration>PT6M</meta:editing-duration>
    <meta:editing-cycles>2</meta:editing-cycles>
    <meta:generator>LibreOffice/4.4.3.2$MacOSX_X86_64 LibreOffice_project/88805f81e9fe61362df02b9941de8e38a9b5fd16</meta:generator>
    <meta:document-statistic meta:table-count="0" meta:image-count="1" meta:object-count="0" meta:page-count="1" meta:paragraph-count="1" meta:word-count="2" meta:character-count="12" meta:non-whitespace-character-count="11"/>
  </office:meta>
</office:document-meta>
</file>